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e5ca"/>
    </style:style>
    <style:style style:name="gr1" style:family="graphic" style:parent-style-name="standard">
      <style:graphic-properties svg:stroke-color="#3465a4" draw:fill-color="#eeeeee" draw:textarea-horizontal-align="justify" draw:textarea-vertical-align="middle" draw:auto-grow-height="false" fo:min-height="1.45cm" fo:min-width="2.8cm"/>
    </style:style>
    <style:style style:name="gr2" style:family="graphic" style:parent-style-name="objectwithoutfill">
      <style:graphic-properties svg:stroke-color="#1b75bc" draw:fill="none" draw:textarea-vertical-align="middle"/>
    </style:style>
    <style:style style:name="gr3" style:family="graphic" style:parent-style-name="standard">
      <style:graphic-properties svg:stroke-color="#3465a4" draw:fill-color="#eeeeee" draw:textarea-horizontal-align="justify" draw:textarea-vertical-align="middle" draw:auto-grow-height="false" fo:min-height="1.45cm" fo:min-width="2.9cm"/>
    </style:style>
    <style:style style:name="gr4" style:family="graphic" style:parent-style-name="standard">
      <style:graphic-properties svg:stroke-color="#3465a4" draw:fill-color="#eeeeee" draw:textarea-horizontal-align="justify" draw:textarea-vertical-align="middle" draw:auto-grow-height="false" fo:min-height="2.35cm" fo:min-width="2cm"/>
    </style:style>
    <style:style style:name="gr5" style:family="graphic" style:parent-style-name="standard">
      <style:graphic-properties svg:stroke-color="#3465a4" draw:fill-color="#eeeeee" draw:textarea-horizontal-align="justify" draw:textarea-vertical-align="middle" draw:auto-grow-height="false" fo:min-height="1.35cm" fo:min-width="2.4cm"/>
    </style:style>
    <style:style style:name="gr6" style:family="graphic" style:parent-style-name="standard">
      <style:graphic-properties draw:textarea-horizontal-align="justify" draw:textarea-vertical-align="middle" draw:auto-grow-height="false" fo:min-height="0.45cm" fo:min-width="27.2cm"/>
    </style:style>
    <style:style style:name="gr7" style:family="graphic" style:parent-style-name="standard">
      <style:graphic-properties svg:stroke-color="#3465a4" draw:fill-color="#eeeeee" draw:textarea-horizontal-align="justify" draw:textarea-vertical-align="middle" draw:auto-grow-height="false" fo:min-height="2.55cm" fo:min-width="2.5cm"/>
    </style:style>
    <style:style style:name="gr8" style:family="graphic" style:parent-style-name="objectwithoutfill">
      <style:graphic-properties svg:stroke-color="#1b75bc" draw:marker-start="Arrow" draw:marker-end="Diamond_20_unfilled" draw:marker-end-width="0.3cm" draw:fill="none" draw:textarea-vertical-align="middle"/>
    </style:style>
    <style:style style:name="gr9" style:family="graphic" style:parent-style-name="objectwithoutfill">
      <style:graphic-properties svg:stroke-color="#1b75bc" draw:marker-end="Arrow" draw:marker-end-width="0.3cm" draw:fill="none" draw:textarea-vertical-align="middle"/>
    </style:style>
    <style:style style:name="gr10" style:family="graphic" style:parent-style-name="standard">
      <style:graphic-properties svg:stroke-color="#3465a4" draw:fill-color="#eeeeee" draw:textarea-horizontal-align="justify" draw:textarea-vertical-align="middle" draw:auto-grow-height="false" fo:min-height="2.35cm" fo:min-width="2.4cm"/>
    </style:style>
    <style:style style:name="gr11" style:family="graphic" style:parent-style-name="objectwithoutfill">
      <style:graphic-properties svg:stroke-color="#1b75bc" draw:marker-end="Arrow" draw:marker-end-width="0.3cm" draw:fill="none" draw:textarea-vertical-align="middle"/>
    </style:style>
    <style:style style:name="gr12" style:family="graphic" style:parent-style-name="standard">
      <style:graphic-properties svg:stroke-color="#3465a4" draw:fill-color="#eeeeee" draw:textarea-horizontal-align="justify" draw:textarea-vertical-align="middle" draw:auto-grow-height="false" fo:min-height="2.35cm" fo:min-width="3.3cm"/>
    </style:style>
    <style:style style:name="gr13" style:family="graphic" style:parent-style-name="standard">
      <style:graphic-properties draw:marker-end="Short_20_line_20_Arrow" draw:textarea-vertical-align="middle"/>
    </style:style>
    <style:style style:name="gr14" style:family="graphic" style:parent-style-name="standard">
      <style:graphic-properties svg:stroke-color="#3465a4" draw:fill-color="#eeeeee" draw:textarea-horizontal-align="justify" draw:textarea-vertical-align="middle" draw:auto-grow-height="false" fo:min-height="3.95cm" fo:min-width="2.5cm"/>
    </style:style>
    <style:style style:name="gr15" style:family="graphic" style:parent-style-name="objectwithoutfill">
      <style:graphic-properties svg:stroke-color="#1b75bc" draw:marker-start="Diamond_20_unfilled" draw:marker-end="Arrow" draw:marker-end-width="0.3cm" draw:fill="none" draw:textarea-vertical-align="middle"/>
    </style:style>
    <style:style style:name="gr16" style:family="graphic" style:parent-style-name="standard">
      <style:graphic-properties svg:stroke-color="#3465a4" draw:fill-color="#eeeeee" draw:textarea-horizontal-align="justify" draw:textarea-vertical-align="middle" draw:auto-grow-height="false" fo:min-height="1.35cm" fo:min-width="2.6cm"/>
    </style:style>
    <style:style style:name="gr17" style:family="graphic" style:parent-style-name="standard">
      <style:graphic-properties svg:stroke-color="#3465a4" draw:fill-color="#eeeeee" draw:textarea-horizontal-align="justify" draw:textarea-vertical-align="middle" draw:auto-grow-height="false" fo:min-height="1.75cm" fo:min-width="4cm"/>
    </style:style>
    <style:style style:name="gr18" style:family="graphic" style:parent-style-name="standard">
      <style:graphic-properties svg:stroke-color="#3465a4" draw:fill-color="#eeeeee" draw:textarea-horizontal-align="justify" draw:textarea-vertical-align="middle" draw:auto-grow-height="false" fo:min-height="1.35cm" fo:min-width="3cm"/>
    </style:style>
    <style:style style:name="gr19" style:family="graphic" style:parent-style-name="standard">
      <style:graphic-properties svg:stroke-color="#3465a4" draw:fill-color="#eeeeee" draw:textarea-horizontal-align="justify" draw:textarea-vertical-align="middle" draw:auto-grow-height="false" fo:min-height="1.35cm" fo:min-width="3.9cm"/>
    </style:style>
    <style:style style:name="gr20" style:family="graphic" style:parent-style-name="standard">
      <style:graphic-properties svg:stroke-color="#3465a4" draw:fill-color="#eeeeee" draw:textarea-horizontal-align="justify" draw:textarea-vertical-align="middle" draw:auto-grow-height="false" fo:min-height="1.35cm" fo:min-width="3.8cm"/>
    </style:style>
    <style:style style:name="gr21" style:family="graphic" style:parent-style-name="standard">
      <style:graphic-properties svg:stroke-color="#3465a4" draw:fill-color="#eeeeee" draw:textarea-horizontal-align="justify" draw:textarea-vertical-align="middle" draw:auto-grow-height="false" fo:min-height="1.85cm" fo:min-width="3.8cm"/>
    </style:style>
    <style:style style:name="gr22" style:family="graphic" style:parent-style-name="standard">
      <style:graphic-properties svg:stroke-color="#3465a4" draw:fill-color="#eeeeee" draw:textarea-horizontal-align="justify" draw:textarea-vertical-align="middle" draw:auto-grow-height="false" fo:min-height="1.35cm" fo:min-width="4cm"/>
    </style:style>
    <style:style style:name="gr23" style:family="graphic" style:parent-style-name="standard">
      <style:graphic-properties svg:stroke-color="#3465a4" draw:fill-color="#eeeeee" draw:textarea-horizontal-align="justify" draw:textarea-vertical-align="middle" draw:auto-grow-height="false" fo:min-height="1.35cm" fo:min-width="4.9cm"/>
    </style:style>
    <style:style style:name="gr24" style:family="graphic" style:parent-style-name="objectwithoutfill">
      <style:graphic-properties svg:stroke-color="#1b75bc" draw:marker-start="Arrow" draw:marker-end="" draw:marker-end-width="0.3cm" draw:fill="none" draw:textarea-vertical-align="middle"/>
    </style:style>
    <style:style style:name="gr25" style:family="graphic" style:parent-style-name="objectwithoutfill">
      <style:graphic-properties svg:stroke-color="#1b75bc" draw:marker-end="Short_20_line_20_Arrow" draw:marker-end-width="0.3cm" draw:fill="none" draw:textarea-vertical-align="middle"/>
    </style:style>
    <style:style style:name="gr26" style:family="graphic" style:parent-style-name="standard">
      <style:graphic-properties svg:stroke-color="#3465a4" draw:fill-color="#eeeeee" draw:textarea-horizontal-align="justify" draw:textarea-vertical-align="middle" draw:auto-grow-height="false" fo:min-height="2.35cm" fo:min-width="3.2cm"/>
    </style:style>
    <style:style style:name="gr27" style:family="graphic" style:parent-style-name="objectwithoutfill">
      <style:graphic-properties svg:stroke-color="#1b75bc" draw:marker-start="Diamond_20_unfilled" draw:marker-end="Short_20_line_20_Arrow" draw:marker-end-width="0.3cm" draw:fill="none" draw:textarea-vertical-align="middle"/>
    </style:style>
    <style:style style:name="gr28" style:family="graphic" style:parent-style-name="standard">
      <style:graphic-properties svg:stroke-color="#3465a4" draw:fill-color="#eeeeee" draw:textarea-horizontal-align="justify" draw:textarea-vertical-align="top" draw:auto-grow-height="false" fo:min-height="1.85cm" fo:min-width="4.5cm"/>
    </style:style>
    <style:style style:name="gr29" style:family="graphic" style:parent-style-name="objectwithoutfill">
      <style:graphic-properties svg:stroke-color="#1b75bc" draw:marker-start="Circle_20_unfilled" draw:marker-end="" draw:marker-end-width="0.3cm" draw:fill="none" draw:textarea-vertical-align="middle"/>
    </style:style>
    <style:style style:name="gr30" style:family="graphic" style:parent-style-name="standard">
      <style:graphic-properties draw:marker-start="Diamond_20_unfilled" draw:marker-end="" draw:textarea-vertical-align="middle"/>
    </style:style>
    <style:style style:name="gr31" style:family="graphic" style:parent-style-name="objectwithoutfill">
      <style:graphic-properties svg:stroke-color="#1b75bc" draw:marker-start="Diamond_20_unfilled" draw:marker-end="" draw:marker-end-width="0.3cm" draw:fill="none" draw:textarea-vertical-align="middle"/>
    </style:style>
    <style:style style:name="gr32" style:family="graphic" style:parent-style-name="standard">
      <style:graphic-properties draw:fill-color="#fffbcc" draw:textarea-horizontal-align="justify" draw:textarea-vertical-align="middle" draw:auto-grow-height="false" fo:min-height="1.339cm" fo:min-width="1.201cm"/>
    </style:style>
    <style:style style:name="gr33" style:family="graphic" style:parent-style-name="standard" style:list-style-name="L1">
      <style:graphic-properties draw:fill-color="#fffbcc" draw:textarea-horizontal-align="justify" draw:textarea-vertical-align="top" draw:auto-grow-height="false" fo:min-height="1.869cm" fo:min-width="13.701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color="#1b75bc" style:font-name="Tahoma"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ffffff" style:font-name="Tahoma" fo:font-size="11.8999996185303pt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text-align="center"/>
      <style:text-properties fo:color="#1b75bc" style:font-name="Tahoma" fo:font-size="10pt" fo:font-style="italic" fo:background-color="transparent" style:font-size-asian="10pt" style:font-style-asian="italic" style:font-size-complex="10pt" style:font-style-complex="italic"/>
    </style:style>
    <style:style style:name="P6" style:family="paragraph">
      <loext:graphic-properties draw:fill="none"/>
      <style:paragraph-properties fo:text-align="center"/>
      <style:text-properties fo:color="#1b75bc" style:font-name="Tahoma" fo:font-size="10pt" style:font-size-asian="10pt" style:font-size-complex="10pt"/>
    </style:style>
    <style:style style:name="P7" style:family="paragraph">
      <style:paragraph-properties style:text-autospace="none"/>
    </style:style>
    <style:style style:name="P8" style:family="paragraph">
      <loext:graphic-properties draw:fill="none"/>
      <style:paragraph-properties fo:text-align="center"/>
      <style:text-properties fo:color="#1b75bc" style:font-name="Tahoma" fo:font-size="10pt" fo:font-style="italic" style:font-size-asian="10pt" style:font-style-asian="italic" style:font-size-complex="10pt" style:font-style-complex="italic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fo:color="#1b75bc" style:font-name="Tahoma" fo:font-size="10pt" style:font-size-asian="10pt" style:font-size-complex="10pt"/>
    </style:style>
    <style:style style:name="P11" style:family="paragraph">
      <loext:graphic-properties draw:fill-color="#fffbcc"/>
      <style:paragraph-properties fo:text-align="center"/>
      <style:text-properties fo:color="#1b75bc" style:font-name="Tahoma"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-color="#fffbcc"/>
      <style:paragraph-properties fo:margin-left="0cm" fo:margin-right="0cm" fo:margin-top="0cm" fo:margin-bottom="0cm" fo:line-height="100%" fo:text-align="justify" fo:text-indent="0cm"/>
      <style:text-properties fo:color="#1b75bc" style:font-name="Tahoma" fo:font-size="10pt" style:font-size-asian="10pt" style:font-size-complex="10pt"/>
    </style:style>
    <style:style style:name="T1" style:family="text">
      <style:text-properties fo:color="#1b75bc" style:font-name="Tahoma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1b75bc" style:font-name="Tahom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" style:family="text">
      <style:text-properties fo:color="#1b75bc" style:font-name="Tahom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ffffff" style:font-name="Tahoma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1b75bc" style:font-name="Tahoma" fo:font-size="10pt" fo:font-style="italic" fo:background-color="transparent" style:font-size-asian="10pt" style:font-style-asian="italic" style:font-size-complex="10pt" style:font-style-complex="italic"/>
    </style:style>
    <style:style style:name="T6" style:family="text">
      <style:text-properties fo:color="#1b75bc" style:font-name="Tahoma" fo:font-size="10pt" style:font-size-asian="10pt" style:font-size-complex="10pt"/>
    </style:style>
    <style:style style:name="T7" style:family="text">
      <style:text-properties fo:font-variant="normal" fo:text-transform="none" fo:color="#1b75bc" style:text-outline="false" style:text-line-through-style="none" style:text-line-through-type="none" style:font-name="Tahoma" fo:font-size="10pt" fo:font-style="normal" fo:text-shadow="none" style:text-underline-style="none" fo:font-weight="normal" style:letter-kerning="true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1b75bc" style:font-name="Tahoma" fo:font-size="10pt" fo:font-style="italic" style:font-size-asian="10pt" style:font-style-asian="italic" style:font-size-complex="10pt" style:font-style-complex="italic"/>
    </style:style>
    <style:style style:name="T9" style:family="text">
      <style:text-properties fo:color="#1b75bc" style:font-name="Tahom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color="#1b75bc" style:font-name="Tahom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color="#1b75bc" style:font-name="Tahoma" fo:font-size="10pt" style:text-underline-style="solid" style:text-underline-width="auto" style:text-underline-color="font-color" style:font-size-asian="10pt" style:font-size-complex="10pt"/>
    </style:style>
    <style:style style:name="T12" style:family="text">
      <style:text-properties fo:color="#1b75bc" style:font-name="Tahoma" fo:font-size="10pt" style:text-underline-style="non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6" draw:id="id6">
          <draw:custom-shape draw:style-name="gr1" draw:text-style-name="P2" draw:layer="layout" svg:width="3.3cm" svg:height="1.7cm" svg:x="1.399cm" svg:y="1.997cm">
            <text:p text:style-name="P1"><text:span text:style-name="T1">Main Program</text:span></text:p>
            <text:p text:style-name="P1"><text:span text:style-name="T1"/></text:p>
            <text:p text:style-name="P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.399cm" svg:y1="2.866cm" svg:x2="4.699cm" svg:y2="2.866cm">
            <text:p/>
          </draw:line>
        </draw:g>
        <draw:g xml:id="id7" draw:id="id7">
          <draw:custom-shape draw:style-name="gr3" draw:text-style-name="P2" draw:layer="layout" svg:width="3.4cm" svg:height="1.7cm" svg:x="2.099cm" svg:y="4.397cm">
            <text:p text:style-name="P1"><text:span text:style-name="T1">Customer Service</text:span></text:p>
            <text:p text:style-name="P1"><text:span text:style-name="T1"/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2.099cm" svg:y1="5.297cm" svg:x2="5.499cm" svg:y2="5.297cm">
            <text:p/>
          </draw:line>
        </draw:g>
        <draw:g xml:id="id1" draw:id="id1">
          <draw:custom-shape draw:style-name="gr4" draw:text-style-name="P2" draw:layer="layout" svg:width="2.5cm" svg:height="2.6cm" svg:x="14.499cm" svg:y="1.997cm">
            <text:p text:style-name="P1"><text:span text:style-name="T1">Task</text:span></text:p>
            <text:p text:style-name="P1"><text:span text:style-name="T1"/></text:p>
            <text:p text:style-name="P1"><text:span text:style-name="T2">&lt;abstract&gt;</text:span></text:p>
            <text:p text:style-name="P1"><text:span text:style-name="T1"/></text:p>
            <text:p text:style-name="P1"><text:span text:style-name="T3">+ Run() <text:s text:c="7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4.499cm" svg:y1="2.797cm" svg:x2="16.999cm" svg:y2="2.797cm">
            <text:p/>
          </draw:line>
        </draw:g>
        <draw:g xml:id="id3" draw:id="id3">
          <draw:custom-shape draw:style-name="gr5" draw:text-style-name="P2" draw:layer="layout" svg:width="2.9cm" svg:height="1.6cm" svg:x="16.499cm" svg:y="5.097cm">
            <text:p text:style-name="P1"><text:span text:style-name="T1">Name Sorter</text:span></text:p>
            <text:p text:style-name="P1"><text:span text:style-name="T1"/></text:p>
            <text:p text:style-name="P1"><text:span text:style-name="T3">+ Run() <text:s text:c="10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6.499cm" svg:y1="5.897cm" svg:x2="19.399cm" svg:y2="5.897cm">
            <text:p/>
          </draw:line>
        </draw:g>
        <draw:custom-shape draw:style-name="gr6" draw:text-style-name="P4" draw:layer="layout" svg:width="27.7cm" svg:height="0.7cm" svg:x="1.001cm" svg:y="1.002cm">
          <text:p text:style-name="P1"><text:span text:style-name="T4">CLASS DIAGRAM (OVERALL)</text:span></text:p>
          <draw:enhanced-geometry svg:viewBox="0 0 21600 21600" draw:type="rectangle" draw:enhanced-path="M 0 0 L 21600 0 21600 21600 0 21600 0 0 Z N"/>
        </draw:custom-shape>
        <draw:g xml:id="id2" draw:id="id2">
          <draw:custom-shape draw:style-name="gr7" draw:text-style-name="P2" draw:layer="layout" svg:width="3cm" svg:height="2.8cm" svg:x="6.599cm" svg:y="3.197cm">
            <text:p text:style-name="P1"><text:span text:style-name="T1">File Path</text:span></text:p>
            <text:p text:style-name="P1"><text:span text:style-name="T1"/></text:p>
            <text:p text:style-name="P1"><text:span text:style-name="T2">&lt;extension&gt;</text:span></text:p>
            <text:p text:style-name="P1"><text:span text:style-name="T1"/></text:p>
            <text:p text:style-name="P1"><text:span text:style-name="T3">+ Define Task() <text:s/></text:span></text:p>
            <text:p text:style-name="P1"><text:span text:style-name="T3">+ Perform Task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6.599cm" svg:y1="3.897cm" svg:x2="9.599cm" svg:y2="3.897cm">
            <text:p/>
          </draw:line>
        </draw:g>
        <draw:connector draw:style-name="gr8" draw:text-style-name="P5" draw:layer="layout" svg:x1="14.499cm" svg:y1="3.297cm" svg:x2="9.599cm" svg:y2="4.597cm" draw:start-shape="id1" draw:start-glue-point="3" draw:end-shape="id2" draw:end-glue-point="1" svg:d="M14499 3297h-2450v1300h-2450" svg:viewBox="0 0 4901 1301">
          <text:p text:style-name="P1"><text:span text:style-name="T5">Design Pattern: Strategy</text:span></text:p>
        </draw:connector>
        <draw:connector draw:style-name="gr9" draw:text-style-name="P3" draw:layer="layout" svg:x1="19.399cm" svg:y1="5.897cm" svg:x2="16.999cm" svg:y2="3.297cm" draw:start-shape="id3" draw:start-glue-point="1" draw:end-shape="id1" draw:end-glue-point="1" svg:d="M19399 5897h501v-2600h-2901" svg:viewBox="0 0 2902 2601">
          <text:p/>
        </draw:connector>
        <draw:g xml:id="id4" draw:id="id4">
          <draw:custom-shape draw:style-name="gr10" draw:text-style-name="P2" draw:layer="layout" svg:width="2.9cm" svg:height="2.6cm" svg:x="10.499cm" svg:y="6.197cm">
            <text:p text:style-name="P1"><text:span text:style-name="T1">Sort</text:span></text:p>
            <text:p text:style-name="P1"><text:span text:style-name="T1"/></text:p>
            <text:p text:style-name="P1"><text:span text:style-name="T2">&lt;abstract&gt;</text:span></text:p>
            <text:p text:style-name="P1"><text:span text:style-name="T1"/></text:p>
            <text:p text:style-name="P1"><text:span text:style-name="T3">+ Run() <text:s text:c="10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0.499cm" svg:y1="6.997cm" svg:x2="13.399cm" svg:y2="6.997cm">
            <text:p/>
          </draw:line>
        </draw:g>
        <draw:connector draw:style-name="gr11" draw:text-style-name="P6" draw:layer="layout" svg:x1="13.399cm" svg:y1="7.497cm" svg:x2="17.949cm" svg:y2="6.697cm" draw:start-shape="id4" draw:start-glue-point="1" draw:end-shape="id3" draw:end-glue-point="2" svg:d="M13399 7497h4550v-800" svg:viewBox="0 0 4551 801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Design Pattern: Strategy</text:span></text:p>
          <text:p text:style-name="P1"><text:span text:style-name="T6"/></text:p>
        </draw:connector>
        <draw:g xml:id="id5" draw:id="id5">
          <draw:custom-shape draw:style-name="gr12" draw:text-style-name="P2" draw:layer="layout" svg:width="3.8cm" svg:height="2.6cm" svg:x="5.599cm" svg:y="10.097cm">
            <text:p text:style-name="P1"><text:span text:style-name="T1">Sort Surname </text:span></text:p>
            <text:p text:style-name="P1"><text:span text:style-name="T1">Then Given Name</text:span></text:p>
            <text:p text:style-name="P1"><text:span text:style-name="T1"/></text:p>
            <text:p text:style-name="P1"><text:span text:style-name="T2"/></text:p>
            <text:p text:style-name="P1"><text:span text:style-name="T3">+ Run() <text:s text:c="17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5.599cm" svg:y1="11.497cm" svg:x2="9.399cm" svg:y2="11.497cm">
            <text:p/>
          </draw:line>
        </draw:g>
        <draw:connector draw:style-name="gr9" draw:text-style-name="P3" draw:layer="layout" draw:line-skew="0.15cm" svg:x1="7.499cm" svg:y1="10.097cm" svg:x2="11.949cm" svg:y2="8.797cm" draw:start-shape="id5" draw:start-glue-point="0" draw:end-shape="id4" draw:end-glue-point="2" svg:d="M7499 10097v-500h4450v-800" svg:viewBox="0 0 4451 1301">
          <text:p/>
        </draw:connector>
        <draw:connector draw:style-name="gr13" draw:text-style-name="P1" draw:layer="layout" svg:x1="3.049cm" svg:y1="3.697cm" svg:x2="3.799cm" svg:y2="4.397cm" draw:start-shape="id6" draw:start-glue-point="2" draw:end-shape="id7" draw:end-glue-point="0" svg:d="M3049 3697v350h750v350" svg:viewBox="0 0 751 701">
          <text:p/>
        </draw:connector>
        <draw:connector draw:style-name="gr13" draw:text-style-name="P1" draw:layer="layout" svg:x1="5.499cm" svg:y1="5.247cm" svg:x2="6.599cm" svg:y2="4.597cm" draw:start-shape="id7" draw:end-shape="id2" draw:end-glue-point="3" svg:d="M5499 5247h550v-650h550" svg:viewBox="0 0 1101 651">
          <text:p/>
        </draw:connector>
        <draw:g xml:id="id8" draw:id="id8">
          <draw:custom-shape draw:style-name="gr14" draw:text-style-name="P2" draw:layer="layout" svg:width="3cm" svg:height="4.2cm" svg:x="23.999cm" svg:y="2.597cm">
            <text:p text:style-name="P1"><text:span text:style-name="T1">Super Tool</text:span></text:p>
            <text:p text:style-name="P1"><text:span text:style-name="T1"/></text:p>
            <text:p text:style-name="P1"><text:span text:style-name="T2">&lt;abstract&gt;</text:span></text:p>
            <text:p text:style-name="P1"><text:span text:style-name="T1"/></text:p>
            <text:p text:style-name="P1"><text:span text:style-name="T3">- Previous Tool</text:span></text:p>
            <text:p text:style-name="P1"><text:span text:style-name="T3">- Input <text:s text:c="10"/></text:span></text:p>
            <text:p text:style-name="P1"><text:span text:style-name="T3">- Output <text:s text:c="8"/></text:span></text:p>
            <text:p text:style-name="P1"><text:span text:style-name="T3"/></text:p>
            <text:p text:style-name="P1"><text:span text:style-name="T3">+ Work() <text:s text:c="8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23.999cm" svg:y1="3.389cm" svg:x2="26.999cm" svg:y2="3.389cm">
            <text:p/>
          </draw:line>
        </draw:g>
        <draw:connector draw:style-name="gr15" draw:text-style-name="P6" draw:layer="layout" draw:line-skew="3.65cm" svg:x1="9.399cm" svg:y1="11.397cm" svg:x2="23.999cm" svg:y2="4.697cm" draw:start-shape="id5" draw:start-glue-point="1" draw:end-shape="id8" draw:end-glue-point="3" svg:d="M9399 11397h10950v-6700h3650" svg:viewBox="0 0 14601 6701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Design Pattern: Command</text:span></text:p>
        </draw:connector>
        <draw:g xml:id="id9" draw:id="id9">
          <draw:custom-shape draw:style-name="gr5" draw:text-style-name="P2" draw:layer="layout" svg:width="2.9cm" svg:height="1.6cm" svg:x="3.699cm" svg:y="13.797cm">
            <text:p text:style-name="P1"><text:span text:style-name="T1">Back Office</text:span></text:p>
            <text:p text:style-name="P1"><text:span text:style-name="T1"/></text:p>
            <text:p text:style-name="P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3.699cm" svg:y1="14.597cm" svg:x2="6.599cm" svg:y2="14.597cm">
            <text:p/>
          </draw:line>
        </draw:g>
        <draw:connector draw:style-name="gr9" draw:text-style-name="P3" draw:layer="layout" draw:line-skew="-0.2cm" svg:x1="7.499cm" svg:y1="12.697cm" svg:x2="5.149cm" svg:y2="13.797cm" draw:start-shape="id5" draw:start-glue-point="2" draw:end-shape="id9" svg:d="M7499 12697v350h-2350v750" svg:viewBox="0 0 2351 1101">
          <text:p/>
        </draw:connector>
        <draw:g xml:id="id10" draw:id="id10">
          <draw:custom-shape draw:style-name="gr16" draw:text-style-name="P2" draw:layer="layout" svg:width="3.1cm" svg:height="1.6cm" svg:x="24.399cm" svg:y="7.697cm">
            <text:p text:style-name="P1"><text:span text:style-name="T1">File Info Tool</text:span></text:p>
            <text:p text:style-name="P1"><text:span text:style-name="T1"/></text:p>
            <text:p text:style-name="P1"><text:span text:style-name="T3">+ Work() <text:s text:c="9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24.399cm" svg:y1="8.497cm" svg:x2="27.499cm" svg:y2="8.497cm">
            <text:p/>
          </draw:line>
        </draw:g>
        <draw:g xml:id="id11" draw:id="id11">
          <draw:custom-shape draw:style-name="gr16" draw:text-style-name="P2" draw:layer="layout" svg:width="3.1cm" svg:height="1.6cm" svg:x="24.399cm" svg:y="9.597cm">
            <text:p text:style-name="P1"><text:span text:style-name="T1">File Reader Tool</text:span></text:p>
            <text:p text:style-name="P1"><text:span text:style-name="T1"/></text:p>
            <text:p text:style-name="P1"><text:span text:style-name="T3">+ Work() <text:s text:c="9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24.399cm" svg:y1="10.397cm" svg:x2="27.499cm" svg:y2="10.397cm">
            <text:p/>
          </draw:line>
        </draw:g>
        <draw:g xml:id="id12" draw:id="id12">
          <draw:custom-shape draw:style-name="gr17" draw:text-style-name="P2" draw:layer="layout" svg:width="4.5cm" svg:height="2cm" svg:x="22.999cm" svg:y="11.497cm">
            <text:p text:style-name="P1"><text:span text:style-name="T1">Sort By Surname Then</text:span></text:p>
            <text:p text:style-name="P1"><text:span text:style-name="T1">Given Name Tool</text:span></text:p>
            <text:p text:style-name="P1"><text:span text:style-name="T1"/></text:p>
            <text:p text:style-name="P1"><text:span text:style-name="T3">+ Work() <text:s text:c="9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22.999cm" svg:y1="12.697cm" svg:x2="27.499cm" svg:y2="12.697cm">
            <text:p/>
          </draw:line>
        </draw:g>
        <draw:g xml:id="id13" draw:id="id13">
          <draw:custom-shape draw:style-name="gr18" draw:text-style-name="P2" draw:layer="layout" svg:width="3.5cm" svg:height="1.6cm" svg:x="23.999cm" svg:y="13.797cm">
            <text:p text:style-name="P1"><text:span text:style-name="T1">To Name List Tool</text:span></text:p>
            <text:p text:style-name="P1"><text:span text:style-name="T1"/></text:p>
            <text:p text:style-name="P1"><text:span text:style-name="T3">+ Work() <text:s text:c="9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23.999cm" svg:y1="14.597cm" svg:x2="27.499cm" svg:y2="14.597cm">
            <text:p/>
          </draw:line>
        </draw:g>
        <draw:g xml:id="id14" draw:id="id14">
          <draw:custom-shape draw:style-name="gr19" draw:text-style-name="P2" draw:layer="layout" svg:width="4.4cm" svg:height="1.6cm" svg:x="23.099cm" svg:y="15.697cm">
            <text:p text:style-name="P1"><text:span text:style-name="T1">To Surname Tuple Tool</text:span></text:p>
            <text:p text:style-name="P1"><text:span text:style-name="T1"/></text:p>
            <text:p text:style-name="P1"><text:span text:style-name="T3">+ Work() <text:s text:c="9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23.099cm" svg:y1="16.497cm" svg:x2="27.499cm" svg:y2="16.497cm">
            <text:p/>
          </draw:line>
        </draw:g>
        <draw:connector draw:style-name="gr9" draw:text-style-name="P3" draw:layer="layout" draw:line-skew="0.399cm" svg:x1="27.499cm" svg:y1="8.497cm" svg:x2="26.999cm" svg:y2="4.697cm" draw:start-shape="id10" draw:start-glue-point="1" draw:end-shape="id8" draw:end-glue-point="1" svg:d="M27499 8497h900v-3800h-1400" svg:viewBox="0 0 1401 3801">
          <text:p/>
        </draw:connector>
        <draw:connector draw:style-name="gr9" draw:text-style-name="P3" draw:layer="layout" draw:line-skew="0.399cm" svg:x1="27.499cm" svg:y1="10.397cm" svg:x2="26.999cm" svg:y2="4.697cm" draw:start-shape="id11" draw:start-glue-point="1" draw:end-shape="id8" draw:end-glue-point="1" svg:d="M27499 10397h900v-5700h-1400" svg:viewBox="0 0 1401 5701">
          <text:p/>
        </draw:connector>
        <draw:connector draw:style-name="gr9" draw:text-style-name="P3" draw:layer="layout" draw:line-skew="0.399cm" svg:x1="27.499cm" svg:y1="12.497cm" svg:x2="26.999cm" svg:y2="4.697cm" draw:start-shape="id12" draw:start-glue-point="1" draw:end-shape="id8" draw:end-glue-point="1" svg:d="M27499 12497h900v-7800h-1400" svg:viewBox="0 0 1401 7801">
          <text:p/>
        </draw:connector>
        <draw:connector draw:style-name="gr9" draw:text-style-name="P3" draw:layer="layout" draw:line-skew="0.399cm" svg:x1="27.499cm" svg:y1="14.597cm" svg:x2="26.999cm" svg:y2="4.697cm" draw:start-shape="id13" draw:start-glue-point="1" draw:end-shape="id8" draw:end-glue-point="1" svg:d="M27499 14597h900v-9900h-1400" svg:viewBox="0 0 1401 9901">
          <text:p/>
        </draw:connector>
        <draw:connector draw:style-name="gr9" draw:text-style-name="P3" draw:layer="layout" draw:line-skew="0.399cm" svg:x1="27.499cm" svg:y1="16.497cm" svg:x2="26.999cm" svg:y2="4.697cm" draw:start-shape="id14" draw:start-glue-point="1" draw:end-shape="id8" draw:end-glue-point="1" svg:d="M27499 16497h900v-11800h-1400" svg:viewBox="0 0 1401 11801">
          <text:p/>
        </draw:connector>
        <draw:g xml:id="id15" draw:id="id15">
          <draw:custom-shape draw:style-name="gr20" draw:text-style-name="P2" draw:layer="layout" svg:width="4.3cm" svg:height="1.6cm" svg:x="8.199cm" svg:y="15.397cm">
            <text:p text:style-name="P1"><text:span text:style-name="T1">Back Office Assistant</text:span></text:p>
            <text:p text:style-name="P1"><text:span text:style-name="T1"/></text:p>
            <text:p text:style-name="P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8.199cm" svg:y1="16.197cm" svg:x2="12.499cm" svg:y2="16.197cm">
            <text:p/>
          </draw:line>
        </draw:g>
        <draw:connector draw:style-name="gr9" draw:text-style-name="P3" draw:layer="layout" svg:x1="8.199cm" svg:y1="16.197cm" svg:x2="6.599cm" svg:y2="14.597cm" draw:start-shape="id15" draw:start-glue-point="3" draw:end-shape="id9" draw:end-glue-point="1" svg:d="M8199 16197h-800v-1600h-800" svg:viewBox="0 0 1601 1601">
          <text:p/>
        </draw:connector>
        <draw:g xml:id="id20" draw:id="id20">
          <draw:custom-shape draw:style-name="gr20" draw:text-style-name="P2" draw:layer="layout" svg:width="4.3cm" svg:height="1.6cm" svg:x="14.7cm" svg:y="12.997cm">
            <text:p text:style-name="P1"><text:span text:style-name="T1">File Reader Assistant</text:span></text:p>
            <text:p text:style-name="P1"><text:span text:style-name="T1"/></text:p>
            <text:p text:style-name="P7"><text:span text:style-name="T7">+ ReadFile(filepath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4.7cm" svg:y1="13.797cm" svg:x2="19cm" svg:y2="13.797cm">
            <text:p/>
          </draw:line>
        </draw:g>
        <draw:g xml:id="id16" draw:id="id16">
          <draw:custom-shape draw:style-name="gr20" draw:text-style-name="P2" draw:layer="layout" svg:width="4.3cm" svg:height="1.6cm" svg:x="9.899cm" svg:y="11.897cm">
            <text:p text:style-name="P1"><text:span text:style-name="T1">File Info Assistant</text:span></text:p>
            <text:p text:style-name="P1"><text:span text:style-name="T1"/></text:p>
            <text:p text:style-name="P7"><text:span text:style-name="T7">+ GetFileInfo(filepath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9.899cm" svg:y1="12.697cm" svg:x2="14.199cm" svg:y2="12.697cm">
            <text:p/>
          </draw:line>
        </draw:g>
        <draw:g xml:id="id17" draw:id="id17">
          <draw:custom-shape draw:style-name="gr21" draw:text-style-name="P2" draw:layer="layout" svg:width="4.3cm" svg:height="2.1cm" svg:x="15.999cm" svg:y="14.797cm">
            <text:p text:style-name="P1"><text:span text:style-name="T1">Sort By Surname Then</text:span></text:p>
            <text:p text:style-name="P1"><text:span text:style-name="T1">Given Name Assistant</text:span></text:p>
            <text:p text:style-name="P1"><text:span text:style-name="T1"/></text:p>
            <text:p text:style-name="P7"><text:span text:style-name="T7">+ ReadFile(filepath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5.999cm" svg:y1="16.047cm" svg:x2="20.299cm" svg:y2="16.047cm">
            <text:p/>
          </draw:line>
        </draw:g>
        <draw:g xml:id="id18" draw:id="id18">
          <draw:custom-shape draw:style-name="gr22" draw:text-style-name="P2" draw:layer="layout" svg:width="4.5cm" svg:height="1.6cm" svg:x="15.699cm" svg:y="17.097cm">
            <text:p text:style-name="P1"><text:span text:style-name="T1">To Name List Assistant</text:span></text:p>
            <text:p text:style-name="P1"><text:span text:style-name="T1"/></text:p>
            <text:p text:style-name="P7"><text:span text:style-name="T7">+ ReadFile(filepath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5.699cm" svg:y1="17.897cm" svg:x2="20.199cm" svg:y2="17.897cm">
            <text:p/>
          </draw:line>
        </draw:g>
        <draw:g xml:id="id19" draw:id="id19">
          <draw:custom-shape draw:style-name="gr23" draw:text-style-name="P2" draw:layer="layout" svg:width="5.4cm" svg:height="1.6cm" svg:x="9.999cm" svg:y="18.297cm">
            <text:p text:style-name="P1"><text:span text:style-name="T1">To Surname Tuple Assistant</text:span></text:p>
            <text:p text:style-name="P1"><text:span text:style-name="T1"/></text:p>
            <text:p text:style-name="P7"><text:span text:style-name="T7">+ ReadFile(filepath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9.999cm" svg:y1="19.097cm" svg:x2="15.399cm" svg:y2="19.097cm">
            <text:p/>
          </draw:line>
        </draw:g>
        <draw:connector draw:style-name="gr24" draw:text-style-name="P3" draw:layer="layout" svg:x1="10.349cm" svg:y1="15.397cm" svg:x2="12.049cm" svg:y2="13.497cm" draw:start-shape="id15" draw:start-glue-point="0" draw:end-shape="id16" draw:end-glue-point="2" svg:d="M10349 15397v-950h1700v-950" svg:viewBox="0 0 1701 1901">
          <text:p/>
        </draw:connector>
        <draw:connector draw:style-name="gr24" draw:text-style-name="P3" draw:layer="layout" draw:line-skew="-0.75cm" svg:x1="12.499cm" svg:y1="16.197cm" svg:x2="15.999cm" svg:y2="15.847cm" draw:start-shape="id15" draw:start-glue-point="1" draw:end-shape="id17" svg:d="M12499 16197h1000v-350h2500" svg:viewBox="0 0 3501 351">
          <text:p/>
        </draw:connector>
        <draw:connector draw:style-name="gr24" draw:text-style-name="P3" draw:layer="layout" draw:line-skew="-0.6cm" svg:x1="12.499cm" svg:y1="16.197cm" svg:x2="15.699cm" svg:y2="17.897cm" draw:start-shape="id15" draw:start-glue-point="1" draw:end-shape="id18" draw:end-glue-point="3" svg:d="M12499 16197h1000v1700h2200" svg:viewBox="0 0 3201 1701">
          <text:p/>
        </draw:connector>
        <draw:connector draw:style-name="gr24" draw:text-style-name="P3" draw:layer="layout" draw:line-skew="-0.1cm" svg:x1="10.349cm" svg:y1="16.997cm" svg:x2="12.699cm" svg:y2="18.297cm" draw:start-shape="id15" draw:start-glue-point="2" draw:end-shape="id19" draw:end-glue-point="0" svg:d="M10349 16997v550h2350v750" svg:viewBox="0 0 2351 1301">
          <text:p/>
        </draw:connector>
        <draw:connector draw:style-name="gr24" draw:text-style-name="P3" draw:layer="layout" draw:line-skew="-0.1cm" svg:x1="12.499cm" svg:y1="16.197cm" svg:x2="14.7cm" svg:y2="13.797cm" draw:start-shape="id15" draw:start-glue-point="1" draw:end-shape="id20" draw:end-glue-point="3" svg:d="M12499 16197h1001v-2400h1200" svg:viewBox="0 0 2202 2401">
          <text:p/>
        </draw:connector>
        <draw:connector draw:style-name="gr15" draw:text-style-name="P6" draw:layer="layout" draw:line-skew="-0.399cm" svg:x1="8.199cm" svg:y1="16.197cm" svg:x2="3.699cm" svg:y2="14.597cm" draw:start-shape="id15" draw:end-shape="id9" draw:end-glue-point="3" svg:d="M8199 16197h-5400v-1600h900" svg:viewBox="0 0 5401 1601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Design Pattern: Decorator</text:span></text:p>
        </draw:connector>
        <draw:connector draw:style-name="gr25" draw:text-style-name="P3" draw:layer="layout" draw:line-skew="1.4cm" svg:x1="24.399cm" svg:y1="8.497cm" svg:x2="14.199cm" svg:y2="12.697cm" draw:start-shape="id10" draw:start-glue-point="3" draw:end-shape="id16" svg:d="M24399 8497h-3700v4200h-6500" svg:viewBox="0 0 10201 4201">
          <text:p/>
        </draw:connector>
        <draw:connector draw:style-name="gr25" draw:text-style-name="P3" draw:layer="layout" draw:line-skew="-0.6cm" svg:x1="24.399cm" svg:y1="10.397cm" svg:x2="19cm" svg:y2="13.797cm" draw:start-shape="id11" draw:start-glue-point="3" draw:end-shape="id20" draw:end-glue-point="1" svg:d="M24399 10397h-3299v3400h-2100" svg:viewBox="0 0 5400 3401">
          <text:p/>
        </draw:connector>
        <draw:connector draw:style-name="gr25" draw:text-style-name="P3" draw:layer="layout" svg:x1="22.999cm" svg:y1="12.497cm" svg:x2="20.299cm" svg:y2="15.847cm" draw:start-shape="id12" draw:start-glue-point="3" draw:end-shape="id17" draw:end-glue-point="1" svg:d="M22999 12497h-1350v3350h-1350" svg:viewBox="0 0 2701 3351">
          <text:p/>
        </draw:connector>
        <draw:connector draw:style-name="gr25" draw:text-style-name="P3" draw:layer="layout" svg:x1="23.999cm" svg:y1="14.597cm" svg:x2="20.199cm" svg:y2="17.897cm" draw:start-shape="id13" draw:start-glue-point="3" draw:end-shape="id18" svg:d="M23999 14597h-1900v3300h-1900" svg:viewBox="0 0 3801 3301">
          <text:p/>
        </draw:connector>
        <draw:connector draw:style-name="gr25" draw:text-style-name="P3" draw:layer="layout" svg:x1="25.299cm" svg:y1="17.297cm" svg:x2="15.399cm" svg:y2="19.097cm" draw:start-shape="id14" draw:start-glue-point="2" draw:end-shape="id19" svg:d="M25299 17297v1800h-9900" svg:viewBox="0 0 9901 1801">
          <text:p/>
        </draw:connector>
        <draw:g xml:id="id21" draw:id="id21">
          <draw:custom-shape draw:style-name="gr26" draw:text-style-name="P2" draw:layer="layout" svg:width="3.7cm" svg:height="2.6cm" svg:x="1.399cm" svg:y="7.297cm">
            <text:p text:style-name="P1"><text:span text:style-name="T1">Presenter</text:span></text:p>
            <text:p text:style-name="P1"><text:span text:style-name="T1"/></text:p>
            <text:p text:style-name="P1"><text:span text:style-name="T2">&lt;abstract&gt;</text:span></text:p>
            <text:p text:style-name="P1"><text:span text:style-name="T1"/></text:p>
            <text:p text:style-name="P1"><text:span text:style-name="T3">+ PresentListResult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.399cm" svg:y1="8.097cm" svg:x2="5.099cm" svg:y2="8.097cm">
            <text:p/>
          </draw:line>
        </draw:g>
        <draw:connector draw:style-name="gr27" draw:text-style-name="P8" draw:layer="layout" draw:line-skew="0cm 4.399cm" svg:x1="3.799cm" svg:y1="6.097cm" svg:x2="5.099cm" svg:y2="8.597cm" draw:start-shape="id7" draw:start-glue-point="2" draw:end-shape="id21" draw:end-glue-point="1" svg:d="M3799 6097v600h6200v1900h-4900" svg:viewBox="0 0 6201 2501">
          <text:p text:style-name="P1"><text:span text:style-name="T8">Design Pattern: Template Method</text:span></text:p>
          <text:p text:style-name="P1"><text:span text:style-name="T8"/></text:p>
          <text:p text:style-name="P1"><text:span text:style-name="T8"/></text:p>
        </draw:connector>
        <draw:g xml:id="id22" draw:id="id22">
          <draw:custom-shape draw:style-name="gr26" draw:text-style-name="P2" draw:layer="layout" svg:width="3.7cm" svg:height="2.6cm" svg:x="3.2cm" svg:y="17.1cm">
            <text:p text:style-name="P1"><text:span text:style-name="T1">Print List To File</text:span></text:p>
            <text:p text:style-name="P1"><text:span text:style-name="T1"/></text:p>
            <text:p text:style-name="P1"><text:span text:style-name="T2">&lt;abstract&gt;</text:span></text:p>
            <text:p text:style-name="P1"><text:span text:style-name="T1"/></text:p>
            <text:p text:style-name="P1"><text:span text:style-name="T3">+ PresentListResult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3.2cm" svg:y1="17.9cm" svg:x2="6.9cm" svg:y2="17.9cm">
            <text:p/>
          </draw:line>
        </draw:g>
        <draw:connector draw:style-name="gr9" draw:text-style-name="P3" draw:layer="layout" draw:line-skew="-1.099cm -1.499cm" svg:x1="3.2cm" svg:y1="18.4cm" svg:x2="3.249cm" svg:y2="9.897cm" draw:start-shape="id22" draw:start-glue-point="3" draw:end-shape="id21" draw:end-glue-point="2" svg:d="M3200 18400h-1600v-6400h1649v-2103" svg:viewBox="0 0 1650 8504">
          <text:p/>
        </draw:connector>
      </draw:page>
      <draw:page draw:name="page2" draw:style-name="dp1" draw:master-page-name="Default">
        <draw:custom-shape draw:style-name="gr6" draw:text-style-name="P4" draw:layer="layout" svg:width="27.7cm" svg:height="0.7cm" svg:x="1.001cm" svg:y="1.002cm">
          <text:p text:style-name="P1"><text:span text:style-name="T4">CLASS DIAGRAM (VALIDATOR &amp; LOGGER)</text:span></text:p>
          <draw:enhanced-geometry svg:viewBox="0 0 21600 21600" draw:type="rectangle" draw:enhanced-path="M 0 0 L 21600 0 21600 21600 0 21600 0 0 Z N"/>
        </draw:custom-shape>
        <draw:g xml:id="id24" draw:id="id24">
          <draw:custom-shape draw:style-name="gr28" draw:text-style-name="P2" draw:layer="layout" svg:width="5cm" svg:height="2.1cm" svg:x="9.9cm" svg:y="6.847cm">
            <text:p text:style-name="P1"><text:span text:style-name="T1">Validator</text:span></text:p>
            <text:p text:style-name="P1"><text:span text:style-name="T9"/></text:p>
            <text:p text:style-name="P9"><text:span text:style-name="T3">+ Validate Null Or Empty() <text:s/></text:span></text:p>
            <text:p text:style-name="P9"><text:span text:style-name="T3">+ Validate File Exists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9.9cm" svg:y1="7.572cm" svg:x2="14.9cm" svg:y2="7.572cm">
            <text:p/>
          </draw:line>
        </draw:g>
        <draw:g xml:id="id23" draw:id="id23">
          <draw:custom-shape draw:style-name="gr28" draw:text-style-name="P2" draw:layer="layout" svg:width="5cm" svg:height="2.1cm" svg:x="2.184cm" svg:y="5.801cm">
            <text:p text:style-name="P1"><text:span text:style-name="T1">I_Validate Null Or Empty</text:span></text:p>
            <text:p text:style-name="P1"><text:span text:style-name="T9"/></text:p>
            <text:p text:style-name="P9"><text:span text:style-name="T3">+ Validate Null Or Empty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2.184cm" svg:y1="6.526cm" svg:x2="7.184cm" svg:y2="6.526cm">
            <text:p/>
          </draw:line>
        </draw:g>
        <draw:g xml:id="id25" draw:id="id25">
          <draw:custom-shape draw:style-name="gr28" draw:text-style-name="P2" draw:layer="layout" svg:width="5cm" svg:height="2.1cm" svg:x="2.184cm" svg:y="8.401cm">
            <text:p text:style-name="P1"><text:span text:style-name="T1">I_Validate File Exist</text:span></text:p>
            <text:p text:style-name="P1"><text:span text:style-name="T9"/></text:p>
            <text:p text:style-name="P9"><text:span text:style-name="T3">+ Validate File Exist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2.184cm" svg:y1="9.126cm" svg:x2="7.184cm" svg:y2="9.126cm">
            <text:p/>
          </draw:line>
        </draw:g>
        <draw:connector draw:style-name="gr29" draw:text-style-name="P3" draw:layer="layout" svg:x1="4.684cm" svg:y1="5.801cm" svg:x2="12.4cm" svg:y2="6.847cm" draw:start-shape="id23" draw:start-glue-point="0" draw:end-shape="id24" draw:end-glue-point="0" svg:d="M4684 5801v-501h7716v1547" svg:viewBox="0 0 7717 1548">
          <text:p/>
        </draw:connector>
        <draw:connector draw:style-name="gr29" draw:text-style-name="P3" draw:layer="layout" svg:x1="4.684cm" svg:y1="10.501cm" svg:x2="12.4cm" svg:y2="8.947cm" draw:start-shape="id25" draw:start-glue-point="2" draw:end-shape="id24" svg:d="M4684 10501v501h7716v-2055" svg:viewBox="0 0 7717 2056">
          <text:p/>
        </draw:connector>
        <draw:connector draw:style-name="gr30" draw:text-style-name="P10" draw:layer="layout" svg:x1="14.9cm" svg:y1="7.897cm" svg:x2="25.763cm" svg:y2="16.737cm" draw:start-shape="id24" svg:d="M14900 7897h5682v8840h5181" svg:viewBox="0 0 10864 8841">
          <text:p text:style-name="P1"><text:span text:style-name="T6">Design Pattern: Flyweight</text:span></text:p>
        </draw:connector>
        <draw:g xml:id="id27" draw:id="id27">
          <draw:custom-shape draw:style-name="gr28" draw:text-style-name="P2" draw:layer="layout" svg:width="5cm" svg:height="2.1cm" svg:x="10.1cm" svg:y="14cm">
            <text:p text:style-name="P1"><text:span text:style-name="T1">Logger</text:span></text:p>
            <text:p text:style-name="P1"><text:span text:style-name="T9"/></text:p>
            <text:p text:style-name="P9"><text:span text:style-name="T3">+ Log Information() <text:s/></text:span></text:p>
            <text:p text:style-name="P9"><text:span text:style-name="T3">+ Log Error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0.1cm" svg:y1="14.725cm" svg:x2="15.1cm" svg:y2="14.725cm">
            <text:p/>
          </draw:line>
        </draw:g>
        <draw:g xml:id="id26" draw:id="id26">
          <draw:custom-shape draw:style-name="gr28" draw:text-style-name="P2" draw:layer="layout" svg:width="5cm" svg:height="2.1cm" svg:x="2.2cm" svg:y="12.7cm">
            <text:p text:style-name="P1"><text:span text:style-name="T1">I_</text:span><text:span text:style-name="T10">Log Information</text:span></text:p>
            <text:p text:style-name="P1"><text:span text:style-name="T10"/></text:p>
            <text:p text:style-name="P9"><text:span text:style-name="T3">+ Log Information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2.2cm" svg:y1="13.425cm" svg:x2="7.2cm" svg:y2="13.425cm">
            <text:p/>
          </draw:line>
        </draw:g>
        <draw:g xml:id="id28" draw:id="id28">
          <draw:custom-shape draw:style-name="gr28" draw:text-style-name="P2" draw:layer="layout" svg:width="5cm" svg:height="2.1cm" svg:x="2.2cm" svg:y="15.7cm">
            <text:p text:style-name="P1"><text:span text:style-name="T1">I_</text:span><text:span text:style-name="T10">Log Error</text:span></text:p>
            <text:p text:style-name="P1"><text:span text:style-name="T10"/></text:p>
            <text:p text:style-name="P9"><text:span text:style-name="T3">+ Log Error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2.2cm" svg:y1="16.425cm" svg:x2="7.2cm" svg:y2="16.425cm">
            <text:p/>
          </draw:line>
        </draw:g>
        <draw:connector draw:style-name="gr29" draw:text-style-name="P3" draw:layer="layout" svg:x1="4.7cm" svg:y1="12.7cm" svg:x2="12.6cm" svg:y2="14cm" draw:start-shape="id26" draw:start-glue-point="0" draw:end-shape="id27" draw:end-glue-point="0" svg:d="M4700 12700v-501h7900v1801" svg:viewBox="0 0 7901 1802">
          <text:p/>
        </draw:connector>
        <draw:connector draw:style-name="gr29" draw:text-style-name="P3" draw:layer="layout" svg:x1="4.7cm" svg:y1="17.8cm" svg:x2="12.6cm" svg:y2="16.1cm" draw:start-shape="id28" draw:start-glue-point="2" draw:end-shape="id27" draw:end-glue-point="2" svg:d="M4700 17800v501h7900v-2201" svg:viewBox="0 0 7901 2202">
          <text:p/>
        </draw:connector>
        <draw:connector draw:style-name="gr31" draw:text-style-name="P6" draw:layer="layout" draw:line-skew="-0.407cm" svg:x1="15.1cm" svg:y1="15.05cm" svg:x2="25.813cm" svg:y2="17.036cm" draw:start-shape="id27" draw:start-glue-point="1" svg:d="M15100 15050h5200v1986h5513" svg:viewBox="0 0 10714 1987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Design Pattern: Flyweight</text:span></text:p>
        </draw:connector>
        <draw:custom-shape draw:style-name="gr32" draw:text-style-name="P11" draw:layer="layout" svg:width="1.7cm" svg:height="1.8cm" svg:x="26cm" svg:y="16.2cm">
          <text:p text:style-name="P1"><text:span text:style-name="T6">…</text:span></text:p>
          <text:p text:style-name="P1"><text:span text:style-name="T6">(the rest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3" draw:text-style-name="P13" draw:layer="layout" svg:width="14.2cm" svg:height="2.4cm" svg:x="1.5cm" svg:y="2.2cm">
          <text:p text:style-name="P12"><text:span text:style-name="T11">Note</text:span><text:span text:style-name="T12">:</text:span></text:p>
          <text:p text:style-name="P12"><text:span text:style-name="T12"/></text:p>
          <text:p text:style-name="P12"><text:span text:style-name="T6">[</text:span><text:span text:style-name="T8">Validator</text:span><text:span text:style-name="T6">] and [</text:span><text:span text:style-name="T8">Logger</text:span><text:span text:style-name="T6">] implements [</text:span><text:span text:style-name="T8">Flyweight</text:span><text:span text:style-name="T6">] design pattern.</text:span></text:p>
          <text:p text:style-name="P9"><text:span text:style-name="T6">Consequently, in overall diagram, both classes are practically everywhere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  <draw:page draw:name="page3" draw:style-name="dp1" draw:master-page-name="Default">
        <draw:custom-shape draw:style-name="gr6" draw:text-style-name="P4" draw:layer="layout" svg:width="27.7cm" svg:height="0.7cm" svg:x="1.001cm" svg:y="1.002cm">
          <text:p text:style-name="P1"><text:span text:style-name="T4">SEQUENCE DIAGRA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06:21:50.458000000</meta:creation-date>
    <dc:date>2018-10-19T09:46:00.433000000</dc:date>
    <meta:editing-duration>PT3H12M43S</meta:editing-duration>
    <meta:editing-cycles>154</meta:editing-cycles>
    <meta:generator>LibreOffice/6.0.6.2$Windows_X86_64 LibreOffice_project/0c292870b25a325b5ed35f6b45599d2ea4458e77</meta:generator>
    <meta:document-statistic meta:object-count="122"/>
  </office:meta>
</office:document-meta>
</file>